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20.25mm"/>
    </style:style>
    <style:style style:name="co8" style:family="table-column">
      <style:table-column-properties fo:break-before="auto" style:column-width="32.77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6.07mm"/>
    </style:style>
    <style:style style:name="co11" style:family="table-column">
      <style:table-column-properties fo:break-before="auto" style:column-width="42.88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48.67mm"/>
    </style:style>
    <style:style style:name="co14" style:family="table-column">
      <style:table-column-properties fo:break-before="auto" style:column-width="48.84mm"/>
    </style:style>
    <style:style style:name="co15" style:family="table-column">
      <style:table-column-properties fo:break-before="auto" style:column-width="42.72mm"/>
    </style:style>
    <style:style style:name="co16" style:family="table-column">
      <style:table-column-properties fo:break-before="auto" style:column-width="26.21mm"/>
    </style:style>
    <style:style style:name="co17" style:family="table-column">
      <style:table-column-properties fo:break-before="auto" style:column-width="43.22mm"/>
    </style:style>
    <style:style style:name="co18" style:family="table-column">
      <style:table-column-properties fo:break-before="auto" style:column-width="41.8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_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Question_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ubble_thresh</text:p>
          </table:table-cell>
          <table:table-cell table:style-name="ce2" office:value-type="string" calcext:value-type="string">
            <text:p>max_unmarked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MIN([Test_02_blurred.B2:.B31])" office:value-type="float" office:value="71" calcext:value-type="float">
            <text:p>71</text:p>
          </table:table-cell>
          <table:table-cell table:formula="of:=MAX([Test_02_blurred.B32:.B61])" office:value-type="float" office:value="79" calcext:value-type="float">
            <text:p>79</text:p>
          </table:table-cell>
          <table:table-cell table:formula="of:=AVERAGE([Test_02_blurred.B2:.B61])" office:value-type="float" office:value="73.2333333333333" calcext:value-type="float">
            <text:p>73.2333333333333</text:p>
          </table:table-cell>
          <table:table-cell table:formula="of:=AVEDEV([Test_02_blurred.B2:.B61])" office:value-type="float" office:value="4.89777777777779" calcext:value-type="float">
            <text:p>4.89777777777779</text:p>
          </table:table-cell>
          <table:table-cell table:formula="of:=STDEV([Test_02_blurred.B2:.B61])" office:value-type="float" office:value="6.17640855180987" calcext:value-type="float">
            <text:p>6.17640855180987</text:p>
          </table:table-cell>
          <table:table-cell table:formula="of:=[Test_02_blurred.E2]-SQRT([Test_02_blurred.G2])" office:value-type="float" office:value="70.7480952055456" calcext:value-type="float">
            <text:p>70.7480952055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</table:table>
      <table:table table:name="Test_0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Question_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ubble_thresh</text:p>
          </table:table-cell>
          <table:table-cell table:style-name="ce2" office:value-type="string" calcext:value-type="string">
            <text:p>max_unmarked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MIN([.B2:.B31])" office:value-type="float" office:value="67" calcext:value-type="float">
            <text:p>67</text:p>
          </table:table-cell>
          <table:table-cell table:formula="of:=MAX([.B32:.B61])" office:value-type="float" office:value="65" calcext:value-type="float">
            <text:p>65</text:p>
          </table:table-cell>
          <table:table-cell table:formula="of:=AVERAGE([.B2:.B61])" office:value-type="float" office:value="71.3166666666667" calcext:value-type="float">
            <text:p>71.3166666666667</text:p>
          </table:table-cell>
          <table:table-cell table:formula="of:=AVEDEV([.B2:.B61])" office:value-type="float" office:value="12.6605555555555" calcext:value-type="float">
            <text:p>12.6605555555555</text:p>
          </table:table-cell>
          <table:table-cell table:formula="of:=STDEV([.B2:.B61])" office:value-type="float" office:value="13.6747840024669" calcext:value-type="float">
            <text:p>13.6747840024669</text:p>
          </table:table-cell>
          <table:table-cell table:formula="of:=[.E2]-SQRT([.G2])" office:value-type="float" office:value="67.6187234542218" calcext:value-type="float">
            <text:p>67.61872345422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</table:table>
      <table:table table:name="Test_02_blurr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Question_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ubble_thresh</text:p>
          </table:table-cell>
          <table:table-cell table:style-name="ce2" office:value-type="string" calcext:value-type="string">
            <text:p>max_unmark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avg dev</text:p>
          </table:table-cell>
          <table:table-cell office:value-type="string" calcext:value-type="string">
            <text:p>std dev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MIN([.B2:.B31])" office:value-type="float" office:value="71" calcext:value-type="float">
            <text:p>71</text:p>
          </table:table-cell>
          <table:table-cell table:formula="of:=MAX([.B32:.B61])" office:value-type="float" office:value="79" calcext:value-type="float">
            <text:p>79</text:p>
          </table:table-cell>
          <table:table-cell table:formula="of:=AVERAGE([.B2:.B61])" office:value-type="float" office:value="73.2333333333333" calcext:value-type="float">
            <text:p>73.2333333333333</text:p>
          </table:table-cell>
          <table:table-cell table:formula="of:=AVEDEV([.B2:.B61])" office:value-type="float" office:value="4.89777777777779" calcext:value-type="float">
            <text:p>4.89777777777779</text:p>
          </table:table-cell>
          <table:table-cell table:formula="of:=STDEV([.B2:.B61])" office:value-type="float" office:value="6.17640855180987" calcext:value-type="float">
            <text:p>6.17640855180987</text:p>
          </table:table-cell>
          <table:table-cell table:formula="of:=[.E2]-SQRT([.G2])" office:value-type="float" office:value="70.7480952055456" calcext:value-type="float">
            <text:p>70.7480952055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</table:table>
      <table:table table:name="Test_02_image_resize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Question_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ubble_thresh</text:p>
          </table:table-cell>
          <table:table-cell table:style-name="ce2" office:value-type="string" calcext:value-type="string">
            <text:p>max_unmarke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avg dev</text:p>
          </table:table-cell>
          <table:table-cell table:style-name="ce2" office:value-type="string" calcext:value-type="string">
            <text:p>std dev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MIN([.B2:.B31])" office:value-type="float" office:value="104" calcext:value-type="float">
            <text:p>104</text:p>
          </table:table-cell>
          <table:table-cell table:formula="of:=MAX([.B32:.B61])" office:value-type="float" office:value="99" calcext:value-type="float">
            <text:p>99</text:p>
          </table:table-cell>
          <table:table-cell table:formula="of:=AVERAGE([.B2:.B61])" office:value-type="float" office:value="103.9" calcext:value-type="float">
            <text:p>103.9</text:p>
          </table:table-cell>
          <table:table-cell table:formula="of:=AVEDEV([.B2:.B61])" office:value-type="float" office:value="9.19999999999999" calcext:value-type="float">
            <text:p>9.19999999999999</text:p>
          </table:table-cell>
          <table:table-cell table:formula="of:=STDEV([.B2:.B61])" office:value-type="float" office:value="10.6208940221861" calcext:value-type="float">
            <text:p>10.6208940221861</text:p>
          </table:table-cell>
          <table:table-cell table:formula="of:=[.E2]-SQRT([.G2])" office:value-type="float" office:value="100.641028686505" calcext:value-type="float">
            <text:p>100.6410286865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</table:table>
      <table:table table:name="Test_03_resisez_1500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20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  <table:table-cell table:style-name="ce5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MIN([.B2:.B31])" office:value-type="float" office:value="208" calcext:value-type="float">
            <text:p>208</text:p>
          </table:table-cell>
          <table:table-cell table:formula="of:=MAX([.B32:.B61])" office:value-type="float" office:value="177" calcext:value-type="float">
            <text:p>177</text:p>
          </table:table-cell>
          <table:table-cell table:formula="of:=AVERAGE([.B2:.B61])" office:value-type="float" office:value="210.466666666667" calcext:value-type="float">
            <text:p>210.466666666667</text:p>
          </table:table-cell>
          <table:table-cell table:formula="of:=AVEDEV([.B2:.B61])" office:value-type="float" office:value="38.8822222222222" calcext:value-type="float">
            <text:p>38.8822222222222</text:p>
          </table:table-cell>
          <table:table-cell table:formula="of:=STDEV([.B2:.B61])" office:value-type="float" office:value="41.7492379577939" calcext:value-type="float">
            <text:p>41.749237957793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</table:table>
      <table:table table:name="Test_02_resized_1500" table:style-name="ta1">
        <table:table-column table:style-name="co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formula="of:=MIN([.B2:.B31])" office:value-type="float" office:value="196" calcext:value-type="float">
            <text:p>196</text:p>
          </table:table-cell>
          <table:table-cell table:formula="of:=MAX([.B32:.B61])" office:value-type="float" office:value="165" calcext:value-type="float">
            <text:p>165</text:p>
          </table:table-cell>
          <table:table-cell table:formula="of:=AVERAGE([.B2:.B61])" office:value-type="float" office:value="189.366666666667" calcext:value-type="float">
            <text:p>189.366666666667</text:p>
          </table:table-cell>
          <table:table-cell table:formula="of:=AVEDEV([.B2:.B61])" office:value-type="float" office:value="30.1333333333334" calcext:value-type="float">
            <text:p>30.1333333333334</text:p>
          </table:table-cell>
          <table:table-cell table:formula="of:=STDEV([.B2:.B61])" office:value-type="float" office:value="32.5216833359783" calcext:value-type="float">
            <text:p>32.52168333597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</table:table>
      <table:table table:name="Test_01_resized_1500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formula="of:=MIN([.B2:.B31])" office:value-type="float" office:value="235" calcext:value-type="float">
            <text:p>235</text:p>
          </table:table-cell>
          <table:table-cell table:formula="of:=MAX([.B32:.B61])" office:value-type="float" office:value="195" calcext:value-type="float">
            <text:p>195</text:p>
          </table:table-cell>
          <table:table-cell table:formula="of:=AVERAGE([.B2:.B61])" office:value-type="float" office:value="230.616666666667" calcext:value-type="float">
            <text:p>230.616666666667</text:p>
          </table:table-cell>
          <table:table-cell table:formula="of:=AVEDEV([.B2:.B61])" office:value-type="float" office:value="46.7166666666667" calcext:value-type="float">
            <text:p>46.7166666666667</text:p>
          </table:table-cell>
          <table:table-cell table:formula="of:=STDEV([.B2:.B61])" office:value-type="float" office:value="51.2313104960359" calcext:value-type="float">
            <text:p>51.23131049603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est_02.A2:Test_02.B6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st_03.A1:Test_03.B61">
          <table:sort>
            <table:sort-by table:field-number="0" table:data-type="automatic"/>
          </table:sort>
        </table:database-range>
        <table:database-range table:name="__Anonymous_Sheet_DB__3" table:target-range-address="Test_02_image_resized.A2:Test_02_image_resized.B6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est_03_resisez_1500.A2:Test_03_resisez_1500.B6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Test_02_resized_1500.A2:Test_02_resized_1500.B6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st_01_resized_1500.A2:Test_01_resized_1500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2:40:52.108830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45:00.716237900</meta:creation-date>
    <dc:date>2018-10-22T22:59:58.308566388</dc:date>
    <meta:editing-duration>PT22M40S</meta:editing-duration>
    <meta:editing-cycles>4</meta:editing-cycles>
    <meta:generator>LibreOffice/6.0.6.2$Linux_X86_64 LibreOffice_project/00m0$Build-2</meta:generator>
    <meta:document-statistic meta:table-count="7" meta:cell-count="922" meta:object-count="0"/>
  </office:meta>
</office:document-meta>
</file>